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1.434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079cm" svg:height="11.684cm" svg:x="1.524cm" svg:y="2.794cm">
          <draw:text-box>
            <text:p>X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6-03T12:14:30.264399970</dc:date>
    <meta:editing-duration>PT1M45S</meta:editing-duration>
    <meta:editing-cycles>5</meta:editing-cycles>
    <meta:document-statistic meta:object-count="24"/>
  </office:meta>
</office:document-meta>
</file>